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ntroducción a los contenedores</text:p>
      <text:p text:style-name="Standard"/>
      <text:p text:style-name="Standard">Según la Wikipedia: *La virtualización utiliza el software para imitar las características del hardware y crear un sistema informático virtual*.</text:p>
      <text:p text:style-name="Standard"/>
      <text:p text:style-name="Standard">Esto nos permite ejecutar más de un sistema virtual, y múltiples sistemas operativos y aplicaciones, en un solo servidor, aumentando el rendimiento del hardware disponible e incrementando el tiempo de procesamiento de un equipo, ya que habitualmente se desaprovecha gran parte.</text:p>
      <text:p text:style-name="Standard"/>
      <text:p text:style-name="Standard">## ¿Para qué se utiliza la virtualización?</text:p>
      <text:p text:style-name="Standard"/>
      <text:p text:style-name="Standard">* Aislamiento e independencia de servicios y contenidos.</text:p>
      <text:p text:style-name="Standard">* Laboratorio de pruebas.</text:p>
      <text:p text:style-name="Standard">* Virtualización de arquitecturas de las que no se dispone.</text:p>
      <text:p text:style-name="Standard">* Creación de clúster de máquinas y sistemas distribuidos.</text:p>
      <text:p text:style-name="Standard">* Herramienta de aprendizajes</text:p>
      <text:p text:style-name="Standard"/>
      <text:p text:style-name="Standard">## Ventajas e inconvenientes de la virtualización</text:p>
      <text:p text:style-name="Standard"/>
      <text:p text:style-name="Standard">Las principales ventajas que podemos indicar serían:</text:p>
      <text:p text:style-name="Standard"/>
      <text:p text:style-name="Standard">* Importante ahorro económico.</text:p>
      <text:p text:style-name="Standard">* Seguridad.</text:p>
      <text:p text:style-name="Standard">* Mayor aprovechamiento de recursos.</text:p>
      <text:p text:style-name="Standard">* Migración en vivo. </text:p>
      <text:p text:style-name="Standard">* Importante ahorro energético.</text:p>
      <text:p text:style-name="Standard"/>
      <text:p text:style-name="Standard">Como desventajas podríamos señalar:</text:p>
      <text:p text:style-name="Standard"/>
      <text:p text:style-name="Standard">* Muchos sistemas dependen de un solo equipo físico.</text:p>
      <text:p text:style-name="Standard">* Penalizaciones en rendimiento.</text:p>
      <text:p text:style-name="Standard"/>
      <text:p text:style-name="Standard">## Tipos de virtualización</text:p>
      <text:p text:style-name="Standard"/>
      <text:p text:style-name="Standard">* **Emulación**: El sistema de virtualización imita o suplanta vía software una arquitectura al completo (procesador, memoria, conjunto de instrucciones, comunicaciones...). Ejemplo: QEMU, Microsoft Virtual PC, Wine, ...</text:p>
      <text:p text:style-name="Standard">* **Virtualización por hardware de tipo 1**: Simula un hardware suficiente para permitir que un sistema operativo no adaptado se ejecute de forma aislada. Controla directamente el hardware físico del host ofreciéndolo directamente a la máquina virtual. Ejemplos: Xen, Kernel-based Virtual Machine (KVM), Microsoft Hyper-V, VMware ESXi,...</text:p>
      <text:p text:style-name="Standard">* **Virtualización completa de tipo 2**: En este caso este software no controla directamente el hardware físico, por lo que el rendimiento puede ser menor que el anterior. Ejemplos: VMware Workstation, Parallels Desktop, VirtualBox, VMware Player, ...</text:p>
      <text:p text:style-name="Standard">* **Virtualización ligera**: O también llamada **virtualización a nivel de sistema operativo**, o **virtualización basada en contenedores**. Es un método de virtualización en el que, sobre el núcleo del sistema operativo se ejecuta una capa de virtualización que permite que existan múltiples instancias aisladas de espacios de usuario. A cada espacio de usuario aislado lo llamamos **contenedor**.</text:p>
      <text:p text:style-name="Standard"><text:line-break/></text:p>
      <text:p text:style-name="P1"/>
      <text:p text:style-name="Standard">## Contenedores</text:p>
      <text:p text:style-name="Standard"/>
      <text:p text:style-name="Standard">Un contenedor es un conjunto de procesos aislados, que se ejecutan en un servidor, y que acceden a un sistema de ficheros propio, tienen una configuración de red propia y acceden a los recursos del host (memoria y CPU). Utilizan para su funcionamiento el núcleo del host donde se ejecutan.</text:p>
      <text:p text:style-name="Standard"/>
      <text:p text:style-name="Standard">Podemos hacer la siguiente clasificación de contenedores:</text:p>
      <text:p text:style-name="Standard"/>
      <text:p text:style-name="Standard">* **Contenedores de Sistemas**: El uso que se hace de ellos es muy similar al que hacemos sobre una máquina virtual: se accede a ellos (normalmente por ssh), se instalan servicios, se actualizan, ejecutan un conjunto de procesos, ... Ejemplo: LXC(Linux Container).</text:p>
      <text:p text:style-name="Standard">* **Contenedores de Aplicación**: Se suelen usar para el despliegue de aplicaciones web. Ejemplo: Docker, Podman, ...</text:p>
      <text:p text:style-name="Standard"/>
      <text:p text:style-name="Standard">## Contenedores y aplicaciones</text:p>
      <text:p text:style-name="Standard"/>
      <text:p text:style-name="Standard">¿Qué aplicaciones web son más idóneas para desplegar en contenedores?</text:p>
      <text:p text:style-name="Standard"/>
      <text:p text:style-name="Standard">* Si tenemos aplicaciones monolíticas, vamos a usar un esquema multicapa, es decir cada servicio (servicio web, servicio de base de datos, ... ) se va a desplegar en un contenedor.</text:p>
      <text:p text:style-name="Standard">* Realmente, las aplicaciones que mejor se ajustan al despliegue en contenedores son la desarrolladas con microservicios:</text:p>
      <text:p text:style-name="Standard"><text:s text:c="4"/>* Cada componente de la aplicación (“microservicio”) se puede desplegar en un contenedor.</text:p>
      <text:p text:style-name="Standard"><text:s text:c="4"/>* Comunicación vía HTTP API REST y colas de mensajes.</text:p>
      <text:p text:style-name="Standard"><text:s text:c="4"/>* Facilita enormemente las actualizaciones de versiones de cada componente.</text:p>
      <text:p text:style-name="Standard"><text:s text:c="4"/>* ...</text:p>
      <text:p text:style-name="Standard"/>
      <text:p text:style-name="Standard">## Ventajas del uso de contenedores de aplicaciones</text:p>
      <text:p text:style-name="Standard"/>
      <text:p text:style-name="Standard">1. **Portabilidad**: Los contenedores encapsulan una aplicación y todas sus dependencias de manera aislada. Esto facilita la portabilidad, ya que los contenedores pueden ejecutarse de manera consistente en diferentes entornos, como desarrollo, pruebas y producción.</text:p>
      <text:p text:style-name="Standard">2. **Aislamiento**: Los contenedores proporcionan un nivel de aislamiento entre la aplicación y el sistema operativo del anfitrión. Esto asegura que las aplicaciones se ejecuten sin interferencias con otras aplicaciones o componentes del sistema, evitando conflictos de dependencias y problemas de compatibilidad.</text:p>
      <text:p text:style-name="Standard">3. **Eficiencia en el uso de recursos**: Al compartir el núcleo del sistema operativo y solo incluir las bibliotecas y dependencias necesarias, los contenedores son más eficientes en términos de recursos en comparación con las máquinas virtuales. Esto permite una utilización más efectiva de los recursos del sistema y una mayor densidad de aplicaciones por servidor.</text:p>
      <text:p text:style-name="Standard">4. **Despliegue rápido**: Los contenedores permiten la creación, el despliegue y la escalabilidad rápida de aplicaciones. La capacidad de implementar contenedores en cuestión de segundos o minutos facilita la entrega continua y el despliegue ágil de aplicaci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36:47.280000000</meta:creation-date>
    <dc:date>2024-06-18T13:37:02.349000000</dc:date>
    <meta:editing-duration>PT15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43" meta:word-count="724" meta:character-count="4946" meta:non-whitespace-character-count="4246"/>
  </office:meta>
</office:document-meta>
</file>